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fo:font-weight="bold" style:font-weight-asian="bold"/>
    </style:style>
    <style:style style:name="P3" style:family="paragraph" style:parent-style-name="Standard">
      <style:paragraph-properties fo:margin-top="0in" fo:margin-bottom="0in" loext:contextual-spacing="false" fo:text-align="center" style:justify-single-word="false"/>
    </style:style>
    <style:style style:name="P4" style:family="paragraph" style:parent-style-name="Standard">
      <style:paragraph-properties fo:margin-left="0in" fo:margin-right="0in" fo:margin-top="0in" fo:margin-bottom="0in" loext:contextual-spacing="false" fo:text-indent="0in" style:auto-text-indent="false"/>
    </style:style>
    <style:style style:name="P5" style:family="paragraph" style:parent-style-name="Standard">
      <style:paragraph-properties fo:margin-left="0in" fo:margin-right="0in" fo:margin-top="0in" fo:margin-bottom="0in" loext:contextual-spacing="false" fo:text-indent="0.5in" style:auto-text-indent="false"/>
    </style:style>
    <style:style style:name="P6" style:family="paragraph" style:parent-style-name="Heading_20_2">
      <style:paragraph-properties fo:margin-top="0.25in" fo:margin-bottom="0.0835in" loext:contextual-spacing="false"/>
    </style:style>
    <style:style style:name="P7" style:family="paragraph" style:parent-style-name="Heading_20_1">
      <style:paragraph-properties fo:margin-top="0.278in" fo:margin-bottom="0.0835in" loext:contextual-spacing="false"/>
    </style:style>
    <style:style style:name="P8" style:family="paragraph" style:parent-style-name="Text_20_body">
      <style:paragraph-properties fo:margin-top="0.1201in" fo:margin-bottom="0.1in" loext:contextual-spacing="false"/>
    </style:style>
    <style:style style:name="P9" style:family="paragraph" style:parent-style-name="Text_20_body">
      <style:paragraph-properties fo:margin-top="0.1201in" fo:margin-bottom="0.1in" loext:contextual-spacing="false"/>
      <style:text-properties officeooo:rsid="001b17d4" officeooo:paragraph-rsid="001b17d4"/>
    </style:style>
    <style:style style:name="P10" style:family="paragraph" style:parent-style-name="Standard" style:list-style-name="WWNum1">
      <style:paragraph-properties fo:margin-left="0.5in" fo:margin-right="0in" fo:margin-top="0in" fo:margin-bottom="0in" loext:contextual-spacing="true" fo:text-indent="-0.25in" style:auto-text-indent="false"/>
    </style:style>
    <style:style style:name="P11" style:family="paragraph" style:parent-style-name="Standard" style:list-style-name="WWNum2">
      <style:paragraph-properties fo:margin-left="0.5in" fo:margin-right="0in" fo:margin-top="0in" fo:margin-bottom="0in" loext:contextual-spacing="true" fo:text-indent="-0.25in" style:auto-text-indent="false"/>
    </style:style>
    <style:style style:name="P12" style:family="paragraph" style:parent-style-name="Standard" style:list-style-name="WWNum2">
      <style:paragraph-properties fo:margin-left="0.5in" fo:margin-right="0in" fo:margin-top="0in" fo:margin-bottom="0in" loext:contextual-spacing="true" fo:text-indent="-0.25in" style:auto-text-indent="false"/>
      <style:text-properties officeooo:paragraph-rsid="001b17d4"/>
    </style:style>
    <style:style style:name="P13" style:family="paragraph" style:parent-style-name="Standard" style:list-style-name="WWNum2">
      <style:paragraph-properties fo:margin-left="0.5in" fo:margin-right="0in" fo:margin-top="0in" fo:margin-bottom="0in" loext:contextual-spacing="true" fo:text-indent="-0.25in" style:auto-text-indent="false"/>
      <style:text-properties officeooo:rsid="001b17d4" officeooo:paragraph-rsid="001b17d4"/>
    </style:style>
    <style:style style:name="P14" style:family="paragraph" style:parent-style-name="Standard">
      <style:paragraph-properties fo:margin-top="0in" fo:margin-bottom="0in" loext:contextual-spacing="false"/>
      <style:text-properties officeooo:paragraph-rsid="001379f3"/>
    </style:style>
    <style:style style:name="P15" style:family="paragraph" style:parent-style-name="Title" style:master-page-name="Standard">
      <style:paragraph-properties fo:margin-top="0in" fo:margin-bottom="0.0417in" loext:contextual-spacing="false" style:page-number="1"/>
    </style:style>
    <style:style style:name="T1" style:family="text">
      <style:text-properties fo:font-size="11.5pt" fo:background-color="#ffffff" loext:char-shading-value="0" style:font-size-asian="11.5pt" style:font-size-complex="11.5pt"/>
    </style:style>
    <style:style style:name="T2" style:family="text">
      <style:text-properties officeooo:rsid="001379f3"/>
    </style:style>
    <style:style style:name="T3" style:family="text">
      <style:text-properties officeooo:rsid="0013b66f"/>
    </style:style>
    <style:style style:name="T4" style:family="text">
      <style:text-properties officeooo:rsid="00143f0f"/>
    </style:style>
    <style:style style:name="T5" style:family="text">
      <style:text-properties officeooo:rsid="001617a9"/>
    </style:style>
    <style:style style:name="T6" style:family="text">
      <style:text-properties officeooo:rsid="00178da3"/>
    </style:style>
    <style:style style:name="T7" style:family="text">
      <style:text-properties officeooo:rsid="0017fa97"/>
    </style:style>
    <style:style style:name="T8" style:family="text">
      <style:text-properties officeooo:rsid="00185a16"/>
    </style:style>
    <style:style style:name="T9" style:family="text">
      <style:text-properties officeooo:rsid="00197d90"/>
    </style:style>
    <style:style style:name="T10" style:family="text">
      <style:text-properties officeooo:rsid="001aef37"/>
    </style:style>
    <style:style style:name="T11" style:family="text">
      <style:text-properties officeooo:rsid="001b073f"/>
    </style:style>
    <style:style style:name="T12" style:family="text">
      <style:text-properties officeooo:rsid="001b17d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bookmark text:name="_n3lcwyi73d6"/>ZooKeeper based Worker Discovery</text:p>
      <text:p text:style-name="P3">By Ahmet Uyar</text:p>
      <text:p text:style-name="P8">We designed <text:span text:style-name="T11">a worker discovery and ID assignment system for multi-worker jobs in cluster environments based on ZooKeeper server. </text:span></text:p>
      <text:p text:style-name="P9">We provide the following services:</text:p>
      <text:list xml:id="list5299332609481700090" text:style-name="WWNum2">
        <text:list-item>
          <text:p text:style-name="P12">Assigning unique IDs to each worker in a job starting from zero and <text:span text:style-name="T12">increasing</text:span> sequentially <text:span text:style-name="T12">without any gaps. </text:span></text:p>
        </text:list-item>
        <text:list-item>
          <text:p text:style-name="P12">Getting the list of all currently running workers in a job <text:span text:style-name="T12">with their communication informations. </text:span></text:p>
        </text:list-item>
        <text:list-item>
          <text:p text:style-name="P12">Getting the list of all joined running workers in a job including the ones that have already left.</text:p>
        </text:list-item>
        <text:list-item>
          <text:p text:style-name="P13">Waiting for all workers to join the job. </text:p>
        </text:list-item>
      </text:list>
      <text:p text:style-name="P7"><text:bookmark text:name="_t8gxzdxc9sls"/>Twister2 Jobs</text:p>
      <text:p text:style-name="P14">Each Twister2 job is computed possibly by many distributed workers in <text:span text:style-name="T2">a cluster</text:span>. Each job has a name. However job names may not be unique. Job names are given by clients when submitting them. Consecutive jobs may have the same name. </text:p>
      <text:p text:style-name="P7"><text:bookmark text:name="_bnfh3hgk0zwa"/>Trying to Create a Job When Another Running</text:p>
      <text:p text:style-name="P1">When a job is submitted by the client, we first check whether there is a znode crated for that job on ZooKeeper server. If there is a znode with the same jobName, there are two possibilities:</text:p>
      <text:list xml:id="list1739862233853417491" text:style-name="WWNum1">
        <text:list-item>
          <text:p text:style-name="P10">A job with same name may be ruuning</text:p>
        </text:list-item>
        <text:list-item>
          <text:p text:style-name="P10">Previously submitted and completed job is not cleaned properly</text:p>
        </text:list-item>
      </text:list>
      <text:p text:style-name="P1"/>
      <text:p text:style-name="P1">If the job znode has some children, we assume that there is a job already running on the cluster with same name. We print an error message and halt job submission. The user first need<text:span text:style-name="T3">s</text:span> to execute job terminate and then can <text:span text:style-name="T3">submit the</text:span> job. Or they can wait for the job to finish normally. <text:span text:style-name="T3">Or they can submit the job with a different name. </text:span></text:p>
      <text:p text:style-name="P1"/>
      <text:p text:style-name="P1">If the job znode does not have any children, it means that a previously executed job is not cleaned properly from ZooKeeper server. We remove th<text:span text:style-name="T4">at</text:span> job znode <text:span text:style-name="T4">automatically</text:span> and proceed with <text:span text:style-name="T4">the </text:span>job submission. </text:p>
      <text:p text:style-name="P7"><text:bookmark text:name="_595hpnu2s2ok"/>Workers</text:p>
      <text:p text:style-name="P1">Twister2 Workers are assigned to <text:span text:style-name="T5">run as </text:span>containers <text:span text:style-name="T5">in clusters </text:span>by <text:span text:style-name="T5">container management systems such as Kubernetes and </text:span>Mesos. Therefore, they can be initiated in any <text:span text:style-name="T5">node</text:span> around the cluster. </text:p>
      <text:p text:style-name="P1"/>
      <text:p text:style-name="P1"><text:soft-page-break/>When a worker starts in a container, it also asks the IP address of the container/<text:span text:style-name="T6">pod</text:span> it is running in and one port number to use to communicate with others. Therefore, each worker knows its own IP address and will have at least one port number to use when it is started. </text:p>
      <text:p text:style-name="P1"/>
      <text:p text:style-name="P1">When a worker wants to communicate with another worker, it needs to know the IP address and port number of that worker. So all workers should know the communication information of <text:span text:style-name="T6">all </text:span>other workers in a job. </text:p>
      <text:p text:style-name="P6"><text:bookmark text:name="_pkghhltoeh65"/>Worker IDs</text:p>
      <text:p text:style-name="P1">Each worker in a job is assigned a unique ID. Worker IDs start from zero and <text:span text:style-name="T7">increases</text:span> sequentially. Workers get IDs in the order they created ZooKeeper znodes for themselves. </text:p>
      <text:p text:style-name="P7"><text:bookmark text:name="_yjekcmf6vj5t"/>Using ZooKeeper for Worker Discovery and Unique ID Assignment</text:p>
      <text:p text:style-name="P1">We use ZooKeeper server for workers to discover each other and get unique IDs for themselves. </text:p>
      <text:p text:style-name="P1"/>
      <text:p text:style-name="P1">ZooKeeper keeps data as a tree of znodes. Similar to the file system in computers. Each znode is identified by its path from the root. Znodes can have child<text:span text:style-name="T8">ren</text:span> znodes. All znodes can also hold some data. </text:p>
      <text:p text:style-name="P1"/>
      <text:p text:style-name="P1">We create a znode for each job. Then each worker creates a child znode under this znode. Workers provide all the necessary information about themselves in their znodes. By monitoring the list of children znodes, all workers get the list of all other workers. </text:p>
      <text:p text:style-name="P1"/>
      <text:p text:style-name="P1">The first worker to register with ZooKeeper server will create a Znode for that job. Then all workers create a child znode for themselves in that job znode. </text:p>
      <text:p text:style-name="P6"><text:bookmark text:name="_bhr08o8b1z0"/>Worker Names</text:p>
      <text:p text:style-name="P1">When creating child znodes on the job znode, each worker needs to have a unique name. We use the &lt;IP-Address&gt;:&lt;PortNumber&gt; pair as the unique worker names. </text:p>
      <text:p text:style-name="P6"><text:bookmark text:name="_i8h7rpkw4c9y"/>Removing Worker Znodes from ZooKeeper Server</text:p>
      <text:p text:style-name="P1">When a worker finishes the computation, its znode should be deleted from the ZooKeeper. Therefore, we create an ephemeral znode on the ZooKeeper server. When a worker closes its connection to the ZooKeeper server, its znode is deleted automatically. </text:p>
      <text:p text:style-name="P6"><text:bookmark text:name="_x0szqodw4a5b"/>Removing Job Znode from ZooKeeper Server</text:p>
      <text:p text:style-name="P1">The job znode can not be ephemeral, since ephemeral znodes can not have children. Therefore <text:soft-page-break/>the last worker to finish computation needs to remove the job znode. When workers have finished computation, they check whether they are the last worker, if so, they remove the job znode. </text:p>
      <text:p text:style-name="P6"><text:bookmark text:name="_mxir6q5jadl8"/>Failing to Remove the Job Znode</text:p>
      <text:p text:style-name="P1">When the last worker fails and can not properly complete the computation, it can not delete the job znode, then the job znode may live on the ZooKeeper server after the job is done. </text:p>
      <text:p text:style-name="P1"/>
      <text:p text:style-name="P1">In another scenario, when a worker fails, ZooKeeper server may take some time to determine that failure. Currently it takes around 30 seconds <text:span text:style-name="T8">for ZooKeeper server </text:span>to determine a failed client. Therefore it is currently deleting failed worker znodes after 30 seconds. During this time, if the last worker completes and leaves the job, it thinks that it is not the last worker, so it does not delete the job znode. So, the job znode may not be deleted. </text:p>
      <text:p text:style-name="P6"><text:bookmark text:name="_oly3ku55470h"/>What happens When a Job znode is not deleted</text:p>
      <text:p text:style-name="P1">When a job znode is not deleted after the completion of a job, it can be deleted when a new job is submitted with same name. Or when a terminate job is executed for that job. </text:p>
      <text:p text:style-name="P6"><text:bookmark text:name="_f2b839v47c5q"/>Getting Unique Worker IDs</text:p>
      <text:p text:style-name="P1">We use DistributedAtomicInteger class of <text:span text:style-name="T9">C</text:span>urator library to assign unique IDs to workers. This class provides a shared integer counter that is attached to a znode on the ZooKeeper server and shared by all workers in a job. When a worker joins the job, it increases its value by one and uses the previous value as its ID. Since <text:span text:style-name="T9">the </text:span>increment operation is atomic, no two workers can get the same ID. We assign an ID only after a successful increment of the shared variable. The counter starts from zero. So the first worker gets the ID zero. </text:p>
      <text:p text:style-name="P6"><text:bookmark text:name="_ehgf3ov2durp"/>Getting Worker IDs after Failures</text:p>
      <text:p text:style-name="P1">When a worker rejoins a job, it is assigned its previous ID. This prevents ID sequences to have gaps in them. </text:p>
      <text:p text:style-name="P1"/>
      <text:p text:style-name="P1">When a worker joins a job, it first checks whether there is an ID generated for itself. It checks the data of the job znode. All worker names and IDs are saved in the job znode. If there is an ID for itself, it means that it is rejoining. Therefore, it does not generate a unique ID. It uses the ID from the previous start. If there is no ID, it generates a new ID and posts it to the job znode. </text:p>
      <text:p text:style-name="P1"/>
      <text:p text:style-name="P1">We use a distributed lock mechanism to update the data of the job znode. Since more than one worker my update concurrently, care needs to be taken to properly update. When a worker wants to update the job znode data, it first acqu<text:span text:style-name="T10">i</text:span>res the shared lock and updates the data. Then it releases the lock. </text:p>
      <text:p text:style-name="P7"><text:bookmark text:name="_bcpgvi8elpe3"/><text:soft-page-break/>Implementation Details:</text:p>
      <text:p text:style-name="P1">We use Apache Curator software to connect and manage communication between workers and ZooKeeper servers. </text:p>
      <text:p text:style-name="P6"><text:bookmark text:name="_bbpgbjn5tpnr"/>Children Cache</text:p>
      <text:p text:style-name="P4">Curator implements a client side cache of a znode children: </text:p>
      <text:p text:style-name="P5">org.apache.curator.framework.recipes.cache.PathChildrenCache</text:p>
      <text:p text:style-name="P1"/>
      <text:p text:style-name="P1">This cached children of a znode keeps an up-to date copy of the znode children in the client machine. In our case, each worker registers with the job znode and keeps a local copy of other worker znodes in the local. Therefore each worker keeps an up-to date list of all other workers in the job. </text:p>
      <text:p text:style-name="P6"><text:bookmark text:name="_q70ureuioklf"/>Distributed Atomic Counter</text:p>
      <text:p text:style-name="P1">Curator implements a distributed atomic counter: </text:p>
      <text:p text:style-name="P1"><text:tab/><text:span text:style-name="T1">org.apache.curator.framework.recipes.atomic.DistributedAtomicInteger</text:span></text:p>
      <text:p text:style-name="P1"/>
      <text:p text:style-name="P1">It provides a shared counter that is attached to a znode. We create a znode for this counter with “-dai” postfix: &lt;jobName&gt;-dai</text:p>
      <text:p text:style-name="P6"><text:bookmark text:name="_opg1dbnhgruj"/>Distributed Lock</text:p>
      <text:p text:style-name="P1">Curator provides a distributed lock class: </text:p>
      <text:p text:style-name="P1"><text:tab/><text:span text:style-name="T1">org.apache.curator.framework.recipes.locks.InterProcessMutex</text:span></text:p>
      <text:p text:style-name="P1"/>
      <text:p text:style-name="P1">The lock is attached to a znode on the server. No two clients can acquire a lock attached to the same znode. Workers acquires the shared lock to update job node da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0.5in" style:writing-mode="lr-tb"/>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4-24T10:45:10.110785577</dc:date>
    <meta:editing-duration>PT25M14S</meta:editing-duration>
    <meta:editing-cycles>15</meta:editing-cycles>
    <meta:document-statistic meta:table-count="0" meta:image-count="0" meta:object-count="0" meta:page-count="4" meta:paragraph-count="58" meta:word-count="1300" meta:character-count="7514" meta:non-whitespace-character-count="6245"/>
  </office:meta>
</office:document-meta>
</file>